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Training Sequence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Demonstrate</text:p>
              </text:list-item>
              <text:list-item>
                <text:p>Together, Follow, Ride Controls</text:p>
              </text:list-item>
              <text:list-item>
                <text:p>Practice: Don't tolerate errors – Take control!</text:p>
              </text:list-item>
              <text:list-item>
                <text:p>Supervised Practice: Allow minor errors – Critique after exercise completion!</text:p>
              </text:list-item>
              <text:list-item>
                <text:p>Review: Add intensity LF if necess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9T13:31:45.288832516</dc:date>
    <meta:editing-duration>P2DT15H28S</meta:editing-duration>
    <meta:editing-cycles>839</meta:editing-cycles>
    <meta:generator>LibreOffice/4.2.7.2$Linux_x86 LibreOffice_project/420m0$Build-2</meta:generator>
    <meta:document-statistic meta:object-count="34"/>
  </office:meta>
</office:document-meta>
</file>